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906" officeooo:paragraph-rsid="001a3906"/>
    </style:style>
    <style:style style:name="P2" style:family="paragraph" style:parent-style-name="Standard">
      <style:text-properties officeooo:rsid="001b058b" officeooo:paragraph-rsid="001b058b"/>
    </style:style>
    <style:style style:name="P3" style:family="paragraph" style:parent-style-name="Standard">
      <style:text-properties officeooo:rsid="001e6a9e" officeooo:paragraph-rsid="001e6a9e"/>
    </style:style>
    <style:style style:name="P4" style:family="paragraph" style:parent-style-name="Standard">
      <style:text-properties officeooo:rsid="001e844c" officeooo:paragraph-rsid="001e844c"/>
    </style:style>
    <style:style style:name="T1" style:family="text">
      <style:text-properties officeooo:rsid="001ce8d9"/>
    </style:style>
    <style:style style:name="T2" style:family="text">
      <style:text-properties officeooo:rsid="0020f5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dame, Monsieur,</text:p>
      <text:p text:style-name="P1"/>
      <text:p text:style-name="P2">Passioné d'informatique et avec 2 ans d'experience à mon actif, je cherche aujourd'hui <text:span text:style-name="T1">à donner une nouvelle dimension à ma carrière et souhaiterais mettre mes competences à profit au sein d'une entreprise spécialisée telle que la votre, qui me permetrra de consolider mes connaissances et mon savoir-faire. Travailler à vos côtés serait pour moi une experience très enrichissante pour laquelle je pense avoir les qualités et les connaissances requises.</text:span></text:p>
      <text:p text:style-name="P2"/>
      <text:p text:style-name="P4">Mon profil est orienté développement <text:span text:style-name="T2">web</text:span> (PHP, MySQL, Javascript). Mon experience professionnelle m'a donné une approche concrète du travail en équipe je que souhaiterais mettre à profit en integrant votre équipe de developpement.</text:p>
      <text:p text:style-name="P4"><text:s/></text:p>
      <text:p text:style-name="P3">Votre enseigne correspond en tout point à mes attentes . </text:p>
      <text:p text:style-name="P1">Diplômé d'un bachelor en informatique option jeux video et internet, je possède une experience significative du metier grâce à cette formation que j'ai effectué en apprentissage. Je beneficie donc de solides connaissances technique aujourd'hui et d'une approche concrète du terrain, et souhaite aujourd'hui mettre mes competences au service de votre entreprise.</text:p>
      <text:p text:style-name="P1"/>
      <text:p text:style-name="P1">Disponible à votre convenance, j'aimerais solliciter un entretien pour vous affirmer mes motivations <text:s/>à rejoindre votre équipe. Je joins à la présente mon curriculum vitae pour vous permettre d'étudier plus en profondeur ma demande.</text:p>
      <text:p text:style-name="P1"/>
      <text:p text:style-name="P1">Me tenant à votre disposition, je vous prie de croire Madame, Monsieur, à l'assurance de toute ma </text:p>
      <text:p text:style-name="P1">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6:29:16.031571747</meta:creation-date>
    <dc:date>2015-05-26T07:52:08.387661563</dc:date>
    <meta:editing-duration>PT1H8M31S</meta:editing-duration>
    <meta:editing-cycles>7</meta:editing-cycles>
    <meta:generator>LibreOffice/4.2.7.2$Linux_x86 LibreOffice_project/420m0$Build-2</meta:generator>
    <meta:document-statistic meta:table-count="0" meta:image-count="0" meta:object-count="0" meta:page-count="1" meta:paragraph-count="9" meta:word-count="217" meta:character-count="1463" meta:non-whitespace-character-count="1250"/>
  </office:meta>
</office:document-meta>
</file>